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Lucida Grande" svg:font-family="'Lucida Grande', 'Trebuchet MS', Verdana, Helvetica, Arial, sans-serif"/>
    <style:font-face style:name="Monaco1" svg:font-family="Monaco, 'Andale Mono', 'Courier New', Courier, mono"/>
    <style:font-face style:name="Monaco" svg:font-family="Monaco, 'Courier New', 'DejaVu Sans Mono', 'Bitstream Vera Sans Mon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ff826" officeooo:paragraph-rsid="000ff826"/>
    </style:style>
    <style:style style:name="P2" style:family="paragraph" style:parent-style-name="Preformatted_20_Text">
      <style:text-properties fo:font-variant="normal" fo:text-transform="none" fo:color="#000000" style:font-name="Monaco" fo:font-size="10.5pt" fo:letter-spacing="normal" fo:language="en" fo:country="US" fo:font-style="normal" fo:font-weight="normal" officeooo:rsid="00126726" officeooo:paragraph-rsid="00126726"/>
    </style:style>
    <style:style style:name="P3" style:family="paragraph">
      <style:text-properties fo:language="en" fo:country="US"/>
    </style:style>
    <style:style style:name="P4" style:family="paragraph" style:list-style-name="L1"/>
    <style:style style:name="P5" style:family="paragraph" style:list-style-name="L2"/>
    <style:style style:name="P6" style:family="paragraph" style:parent-style-name="Standard">
      <style:text-properties officeooo:rsid="000ff826" officeooo:paragraph-rsid="000ff826"/>
    </style:style>
    <style:style style:name="P7" style:family="paragraph" style:parent-style-name="Standard">
      <style:text-properties officeooo:rsid="00116536" officeooo:paragraph-rsid="00116536"/>
    </style:style>
    <style:style style:name="P8" style:family="paragraph" style:parent-style-name="Standard">
      <style:text-properties style:font-name="Liberation Mono1" fo:font-size="10pt" officeooo:rsid="00116536" officeooo:paragraph-rsid="00116536" style:font-size-asian="10.5pt"/>
    </style:style>
    <style:style style:name="P9" style:family="paragraph" style:parent-style-name="Standard">
      <style:text-properties officeooo:rsid="00126726" officeooo:paragraph-rsid="00126726"/>
    </style:style>
    <style:style style:name="P10" style:family="paragraph" style:parent-style-name="Standard">
      <style:text-properties officeooo:rsid="001347ee" officeooo:paragraph-rsid="001347ee"/>
    </style:style>
    <style:style style:name="P11" style:family="paragraph" style:parent-style-name="Standard">
      <style:text-properties fo:font-size="10pt" style:font-size-asian="10.5pt"/>
    </style:style>
    <style:style style:name="P1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 style:family="text">
      <style:text-properties fo:font-variant="normal" fo:text-transform="none" fo:color="#333333" style:font-name="Lucida Grande" fo:font-size="9.75pt" fo:letter-spacing="normal" fo:font-style="normal" fo:font-weight="normal"/>
    </style:style>
    <style:style style:name="T3" style:family="text">
      <style:text-properties fo:font-variant="normal" fo:text-transform="none" fo:color="#2e8b57" style:font-name="Lucida Grande" fo:font-size="9.75pt" fo:letter-spacing="normal" fo:font-style="normal" fo:font-weight="normal"/>
    </style:style>
    <style:style style:name="T4" style:family="text">
      <style:text-properties fo:font-variant="normal" fo:text-transform="none" fo:color="#2e8b57" style:font-name="Monaco1" fo:font-size="8.25pt" fo:letter-spacing="normal" fo:font-style="normal" fo:font-weight="normal"/>
    </style:style>
    <style:style style:name="T5" style:family="text">
      <style:text-properties fo:font-variant="normal" fo:text-transform="none" fo:color="#000000" style:font-name="Linux Libertine" fo:letter-spacing="normal" fo:language="en" fo:country="US" fo:font-style="normal" fo:font-weight="normal"/>
    </style:style>
    <style:style style:name="T6" style:family="text">
      <style:text-properties style:font-name="Monaco" fo:font-size="10.5pt" fo:language="en" fo:country="US" fo:font-style="normal" fo:font-weight="normal"/>
    </style:style>
    <style:style style:name="T7" style:family="text">
      <style:text-properties fo:language="en" fo:country="US"/>
    </style:style>
    <style:style style:name="T8" style:family="text">
      <style:text-properties fo:font-weight="bold"/>
    </style:style>
    <style:style style:name="T9" style:family="text">
      <style:text-properties fo:font-style="italic"/>
    </style:style>
    <style:style style:name="T10" style:family="text">
      <style:text-properties fo:font-style="italic"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irstHeading"/><text:span text:style-name="T7">Recording a Macro</text:span></text:h>
      <text:p text:style-name="Text_20_body">Open the document for which you want to record a macro.</text:p>
      <text:list xml:id="list8560895595779283890" text:style-name="L1">
        <text:list-item>
          <text:p>Choose Tools - Macros - Record Macro'.<text:line-break/>If Tools - Macros - Record Macro menu item is missing, make sure that macro recording feature is enabled in Tools - Options' - LibreOffice - Advanced.<text:line-break/>You see the small Recording dialog with just one button called Stop Recording.</text:p>
        </text:list-item>
        <text:list-item>
          <text:p>Perform the actions you want to be recorded in the document.<text:line-break/>Press the Escape key to deselect an object, as the macro recorder currently does not record this action by mouse click.</text:p>
        </text:list-item>
        <text:list-item>
          <text:p>Click Stop Recording.<text:line-break/>The Macro dialog appears, in which you can save and run the macro.<text:line-break/>If you want to abort the recording without saving a macro, click the Close button of the Recording dialog.</text:p>
        </text:list-item>
        <text:list-item>
          <text:p>To save the macro, first select the object where you want the macro to be saved in the Save macro in list box.</text:p>
        </text:list-item>
        <text:list-item>
          <text:p>If you want the macro to be saved into a new library or module, click the New Library or New Module button and enter a name for the library or module.</text:p>
        </text:list-item>
        <text:list-item>
          <text:p>Enter a name for the new macro in the Macro name text box. Do not use Basic keywords as a name.</text:p>
        </text:list-item>
        <text:list-item>
          <text:p>Click Save.</text:p>
        </text:list-item>
      </text:list>
      <text:h text:style-name="Heading_20_2" text:outline-level="2"><text:bookmark text:name="Limitations_of_the_macro_recorder"/>Limitations of the macro recorder</text:h>
      <text:p text:style-name="Text_20_body">The following actions are not recorded:</text:p>
      <text:list xml:id="list6312736046097592684" text:style-name="L2">
        <text:list-item>
          <text:p>Opening of windows is not recorded.</text:p>
        </text:list-item>
        <text:list-item>
          <text:p>Actions carried out in another window than where the recorder was started are not recorded.</text:p>
        </text:list-item>
        <text:list-item>
          <text:p>Window switching is not recorded.</text:p>
        </text:list-item>
        <text:list-item>
          <text:p>Actions that are not related to the document contents are not recorded. For example, changes made in the Options dialog, macro organizer, customizing.</text:p>
        </text:list-item>
        <text:list-item>
          <text:p>Selections are recorded only if they are done by using the keyboard (cursor traveling), but not when the mouse is used.</text:p>
        </text:list-item>
        <text:list-item>
          <text:p>The macro recorder works only in Calc and Writer.</text:p>
        </text:list-item>
      </text:list>
      <text:p text:style-name="Text_20_body"><text:line-break/></text:p>
      <text:p text:style-name="P6"><text:a xlink:type="simple" xlink:href="https://stackoverflow.com/questions/48424034/libreoffice-calc-vba-sum-of-cells-by-index" text:style-name="Internet_20_link" text:visited-style-name="Visited_20_Internet_20_Link"/></text:p>
      <text:p text:style-name="P6"><text:a xlink:type="simple" xlink:href="https://stackoverflow.com/questions/48424034/libreoffice-calc-vba-sum-of-cells-by-index" text:style-name="Internet_20_link" text:visited-style-name="Visited_20_Internet_20_Link"/></text:p>
      <text:p text:style-name="P6"><text:soft-page-break/><text:a xlink:type="simple" xlink:href="https://stackoverflow.com/questions/48424034/libreoffice-calc-vba-sum-of-cells-by-index" text:style-name="Internet_20_link" text:visited-style-name="Visited_20_Internet_20_Link"/></text:p>
      <text:p text:style-name="P6"><text:a xlink:type="simple" xlink:href="https://stackoverflow.com/questions/48424034/libreoffice-calc-vba-sum-of-cells-by-index" text:style-name="Internet_20_link" text:visited-style-name="Visited_20_Internet_20_Link">https://stackoverflow.com/questions/48424034/libreoffice-calc-vba-sum-of-cells-by-index</text:a></text:p>
      <text:p text:style-name="P6"/>
      <text:p text:style-name="P6"/>
      <text:p text:style-name="P1"><text:span text:style-name="Source_20_Text"><text:span text:style-name="T1">=SUM(INDIRECT(ADDRESS(2;1)&amp;":"&amp;ADDRESS(6;1)))</text:span></text:span></text:p>
      <text:p text:style-name="P6"/>
      <text:p text:style-name="P6">The above statement makes the sum of rows from 2 to 6 of same column i.e. column 1. </text:p>
      <text:p text:style-name="P6"/>
      <text:p text:style-name="P8">Function RangeSum(nLeft as variant, nTop as variant, nRight as variant, nBottom as variant)</text:p>
      <text:p text:style-name="P8"><text:s text:c="4"/>oSheet = ThisComponent.CurrentController.ActiveSheet</text:p>
      <text:p text:style-name="P8"><text:s text:c="4"/>oCellRange = oSheet.getCellRangeByPosition(2, 2, 2, 2)</text:p>
      <text:p text:style-name="P8"><text:s text:c="4"/>svc = createUnoService("com.sun.star.sheet.FunctionAccess")</text:p>
      <text:p text:style-name="P8"><text:s text:c="4"/>RangeSum = svc.callFunction("SUM", Array(oCellRange.Data))</text:p>
      <text:p text:style-name="P8">End Function</text:p>
      <text:p text:style-name="P7"/>
      <text:p text:style-name="P7"/>
      <text:p text:style-name="P9">HELLO WORLD AT “A1” CELL</text:p>
      <text:p text:style-name="P9"/>
      <text:p text:style-name="P2">REM <text:s/>***** <text:s/>BASIC <text:s/>*****</text:p>
      <text:p>sub hello_world</text:p>
      <text:p text:style-name="Preformatted_20_Text"/>
      <text:p text:style-name="Preformatted_20_Text"><text:s text:c="8"/><text:span text:style-name="T7">dim document <text:s text:c="2"/>as object</text:span></text:p>
      <text:p text:style-name="Preformatted_20_Text"><text:s text:c="8"/><text:span text:style-name="T7">dim dispatcher as object</text:span></text:p>
      <text:p text:style-name="Preformatted_20_Text"><text:s text:c="8"/></text:p>
      <text:p text:style-name="Preformatted_20_Text"><text:s text:c="8"/><text:span text:style-name="T7">document <text:s text:c="2"/>= ThisComponent.CurrentController.Frame</text:span></text:p>
      <text:p text:style-name="Preformatted_20_Text"><text:s text:c="8"/><text:span text:style-name="T7">dispatcher = createUnoService("com.sun.star.frame.DispatchHelper")</text:span></text:p>
      <text:p text:style-name="Preformatted_20_Text"><text:s text:c="8"/></text:p>
      <text:p text:style-name="Preformatted_20_Text"><text:s text:c="8"/><text:span text:style-name="T7">dim args1(0) as new com.sun.star.beans.PropertyValue</text:span></text:p>
      <text:p text:style-name="Preformatted_20_Text"><text:s text:c="8"/><text:span text:style-name="T7">dim args2(0) as new com.sun.star.beans.PropertyValue</text:span></text:p>
      <text:p text:style-name="Preformatted_20_Text"><text:s text:c="8"/></text:p>
      <text:p text:style-name="Preformatted_20_Text"><text:s text:c="8"/><text:span text:style-name="T7">args1(0).Name = "ToPoint"</text:span></text:p>
      <text:p text:style-name="Preformatted_20_Text"><text:s text:c="8"/><text:span text:style-name="T7">args1(0).Value = "$A$1"</text:span></text:p>
      <text:p text:style-name="Preformatted_20_Text"><text:s text:c="8"/><text:span text:style-name="T7">dispatcher.executeDispatch(document, ".uno:GoToCell", "", 0, args1())</text:span></text:p>
      <text:p text:style-name="Preformatted_20_Text"><text:s text:c="8"/></text:p>
      <text:p text:style-name="Preformatted_20_Text"><text:s text:c="8"/><text:span text:style-name="T7">args2(0).Name = "StringName"</text:span></text:p>
      <text:p text:style-name="Preformatted_20_Text"><text:s text:c="8"/><text:span text:style-name="T7">args2(0).Value = "Hello World!"</text:span></text:p>
      <text:p text:style-name="Preformatted_20_Text"><text:s text:c="8"/><text:span text:style-name="T7">dispatcher.executeDispatch(document, ".uno:EnterString", "", 0, args2())</text:span></text:p>
      <text:p text:style-name="Preformatted_20_Text"/>
      <text:p text:style-name="Preformatted_20_Text"><text:s text:c="3"/><text:span text:style-name="T7">msgbox "Completed!"</text:span></text:p>
      <text:p>end sub</text:p>
      <text:p text:style-name="Standard"/>
      <text:p text:style-name="P10"><text:a xlink:type="simple" xlink:href="https://forum.openoffice.org/en/forum/viewtopic.php?f=5&amp;t=79054" text:style-name="Internet_20_link" text:visited-style-name="Visited_20_Internet_20_Link">https://forum.openoffice.org/en/forum/viewtopic.php?f=5&amp;t=79054</text:a></text:p>
      <text:p text:style-name="P10"/>
      <text:p text:style-name="P12"><text:span text:style-name="T2">I think this macro will start at the current cell and walk down the column deleting the first two lines of text in each cell until it reaches a blank one.. It makes no attempt to check that the cell has more than one line, so an error will be thrown if the cells do not have the expected content. Only try this code on a copy of your file!</text:span></text:p>
      <text:p text:style-name="P12"><text:span text:style-name="T2"/></text:p>
      <text:p text:style-name="P11">oSheet = ThisComponent.CurrentController.ActiveSheet<text:line-break/>oCell = ThisComponent.CurrentSelection(0)<text:line-break/>CurrentColumn = oCell.CellAddress.Column<text:line-break/>While LEN(oCell.String) &gt; 0<text:line-break/>   oText = oCell.Text<text:line-break/>   oCurs = oText.createTextCursor()<text:line-break/>   found = 0<text:line-break/>   While found &lt; 2<text:line-break/>      oCurs.gotoStart(False)<text:line-break/>      oCurs.goRight(1, True)<text:line-break/>      While Asc(oCurs.String) &lt;&gt; 13<text:line-break/><text:soft-page-break/>         oCurs.collapseToEnd()<text:line-break/>         oCurs.goRight(1, True)<text:line-break/>      Wend<text:line-break/>      found = found + 1<text:line-break/>      oCurs.gotoStart(True)<text:line-break/>      oCurs.String = ""<text:line-break/>   Wend<text:line-break/>CurrentRow = oCell.CellAddress.Row<text:line-break/>oCell = oSheet.getCellByPosition(CurrentColumn, CurrentRow + 1)<text:line-break/>W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Lucida Grande" svg:font-family="'Lucida Grande', 'Trebuchet MS', Verdana, Helvetica, Arial, sans-serif"/>
    <style:font-face style:name="Monaco1" svg:font-family="Monaco, 'Andale Mono', 'Courier New', Courier, mono"/>
    <style:font-face style:name="Monaco" svg:font-family="Monaco, 'Courier New', 'DejaVu Sans Mono', 'Bitstream Vera Sans Mon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0:13:47.762531339</meta:creation-date>
    <dc:date>2018-02-26T20:58:57.851190942</dc:date>
    <meta:editing-duration>PT35M8S</meta:editing-duration>
    <meta:editing-cycles>4</meta:editing-cycles>
    <meta:generator>LibreOffice/5.1.6.2$Linux_X86_64 LibreOffice_project/10m0$Build-2</meta:generator>
    <meta:document-statistic meta:table-count="0" meta:image-count="0" meta:object-count="0" meta:page-count="3" meta:paragraph-count="51" meta:word-count="549" meta:character-count="3956" meta:non-whitespace-character-count="3235"/>
  </office:meta>
</office:document-meta>
</file>